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3513" officeooo:paragraph-rsid="00033513"/>
    </style:style>
    <style:style style:name="P2" style:family="paragraph" style:parent-style-name="Text_20_body">
      <style:paragraph-properties fo:text-align="end" style:justify-single-word="false"/>
      <style:text-properties officeooo:rsid="00033513" officeooo:paragraph-rsid="00033513"/>
    </style:style>
    <style:style style:name="P3" style:family="paragraph" style:parent-style-name="Text_20_body">
      <style:paragraph-properties fo:text-align="start" style:justify-single-word="false"/>
      <style:text-properties officeooo:rsid="00033513" officeooo:paragraph-rsid="00033513"/>
    </style:style>
    <style:style style:name="P4" style:family="paragraph" style:parent-style-name="Text_20_body">
      <style:text-properties officeooo:rsid="0005a1d7" officeooo:paragraph-rsid="0005a1d7"/>
    </style:style>
    <style:style style:name="P5" style:family="paragraph" style:parent-style-name="Text_20_body">
      <style:text-properties officeooo:paragraph-rsid="0005a1d7"/>
    </style:style>
    <style:style style:name="P6" style:family="paragraph" style:parent-style-name="Text_20_body">
      <style:text-properties officeooo:paragraph-rsid="0006343e"/>
    </style:style>
    <style:style style:name="P7" style:family="paragraph" style:parent-style-name="Text_20_body">
      <style:text-properties officeooo:rsid="00079f1b" officeooo:paragraph-rsid="00079f1b"/>
    </style:style>
    <style:style style:name="P8" style:family="paragraph" style:parent-style-name="Text_20_body" style:list-style-name="L1">
      <style:text-properties fo:font-weight="bold" officeooo:rsid="00079f1b" officeooo:paragraph-rsid="00079f1b" style:font-weight-asian="bold" style:font-weight-complex="bold"/>
    </style:style>
    <style:style style:name="P9" style:family="paragraph" style:parent-style-name="Text_20_body">
      <style:text-properties fo:font-weight="bold" officeooo:rsid="00079f1b" officeooo:paragraph-rsid="00079f1b" style:font-weight-asian="bold" style:font-weight-complex="bold"/>
    </style:style>
    <style:style style:name="P10" style:family="paragraph" style:parent-style-name="Title">
      <style:text-properties officeooo:rsid="00033513" officeooo:paragraph-rsid="00033513"/>
    </style:style>
    <style:style style:name="P11" style:family="paragraph" style:parent-style-name="Subtitle">
      <style:text-properties officeooo:rsid="00033513" officeooo:paragraph-rsid="00033513"/>
    </style:style>
    <style:style style:name="P12" style:family="paragraph" style:parent-style-name="Footer">
      <style:text-properties officeooo:rsid="00033513" officeooo:paragraph-rsid="00033513"/>
    </style:style>
    <style:style style:name="P13" style:family="paragraph" style:parent-style-name="Header">
      <style:text-properties officeooo:rsid="0004dbac" officeooo:paragraph-rsid="0004dbac"/>
    </style:style>
    <style:style style:name="P14" style:family="paragraph" style:parent-style-name="Heading_20_1">
      <style:paragraph-properties fo:break-before="page"/>
      <style:text-properties officeooo:rsid="0005a1d7" officeooo:paragraph-rsid="0005a1d7"/>
    </style:style>
    <style:style style:name="P15" style:family="paragraph" style:parent-style-name="Heading_20_1">
      <style:text-properties officeooo:rsid="0005a1d7" officeooo:paragraph-rsid="0005a1d7"/>
    </style:style>
    <style:style style:name="P16" style:family="paragraph" style:parent-style-name="Heading_20_1">
      <style:text-properties officeooo:rsid="0006343e" officeooo:paragraph-rsid="0006343e"/>
    </style:style>
    <style:style style:name="P17" style:family="paragraph" style:parent-style-name="Heading_20_1">
      <style:text-properties officeooo:paragraph-rsid="0005a1d7"/>
    </style:style>
    <style:style style:name="P18" style:family="paragraph" style:parent-style-name="Heading_20_2">
      <style:text-properties officeooo:rsid="0006343e" officeooo:paragraph-rsid="0006343e"/>
    </style:style>
    <style:style style:name="P19" style:family="paragraph" style:parent-style-name="Heading_20_2">
      <style:text-properties officeooo:paragraph-rsid="0006343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/>
    </style:style>
    <style:style style:name="T3" style:family="text">
      <style:text-properties fo:font-size="15pt" style:font-size-asian="11pt" style:font-size-complex="11pt"/>
    </style:style>
    <style:style style:name="T4" style:family="text">
      <style:text-properties officeooo:rsid="0005a1d7"/>
    </style:style>
    <style:style style:name="T5" style:family="text">
      <style:text-properties officeooo:rsid="0006343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7fb4a" style:font-weight-asian="normal" style:font-weight-complex="normal"/>
    </style:style>
    <style:style style:name="T8" style:family="text">
      <style:text-properties fo:font-weight="normal" officeooo:rsid="0009321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>Laboratorium<text:line-break/>Programowania Komputerów</text:p>
      <text:p text:style-name="P11">temat projektu:<text:line-break/>kalkulator ON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span text:style-name="T2">Autor: Tomasz Sitek<text:line-break/>Informatyka, sem 2., gr 3.<text:line-break/>Prowadzący: Grzegorz Wojciech Kwiatkowski</text:span><text:line-break/><text:span text:style-name="T3">Link:</text:span><text:span text:style-name="T1"> </text:span><text:a xlink:type="simple" xlink:href="https://drive.google.com/drive/folders/1QCtimQl6r52_n_LIUaAHS24fFz2Urxk9?usp=sharing" text:style-name="Internet_20_link" text:visited-style-name="Visited_20_Internet_20_Link"><text:span text:style-name="T1">https://drive.google.com/drive/folders/1QCtimQl6r52_n_LIUaAHS24fFz2Urxk9?usp=sharing</text:span></text:a></text:p>
      <text:p text:style-name="P3"><text:soft-page-break/><text:span text:style-name="T1"/></text:p>
      <text:p text:style-name="P2"/>
      <text:h text:style-name="P14" text:outline-level="1">1. Temat</text:h>
      <text:p text:style-name="P4">Napisać kalkulator Odwrotnej Notacji Polskiej.</text:p>
      <text:h text:style-name="P17" text:outline-level="1"><text:span text:style-name="T4">2. Analiza, projektowanie</text:span></text:h>
      <text:h text:style-name="Heading_20_2" text:outline-level="2">2.1 Algorytmy, struktury danych, ograniczenia specyfikacji</text:h>
      <text:list xml:id="list3815781020" text:style-name="L1">
        <text:list-item>
          <text:p text:style-name="P8">Struktury danych</text:p>
        </text:list-item>
      </text:list>
      <text:p text:style-name="P9"><text:span text:style-name="T7">Pojedyncze w</text:span><text:span text:style-name="T6">yrażenia Odwrotnej Notacji Polskiej są przechowywane w </text:span><text:span text:style-name="T7">buforze</text:span><text:span text:style-name="T6"> o stałej długości. </text:span><text:span text:style-name="T7">Podczas obliczania wartości wyrażenia, liczby przechowywane są na stosie, który zaimplementowany został na zasadzie listy jednokierunkowej. </text:span><text:span text:style-name="T8">Podczas przekazywania operandów, umieszczane są one w dynamicznie alokowanej tablicy.</text:span></text:p>
      <text:list xml:id="list3348332228008" text:continue-numbering="true" text:style-name="L1">
        <text:list-item>
          <text:p text:style-name="P8">Algorytmy</text:p>
        </text:list-item>
      </text:list>
      <text:p text:style-name="P9"><text:tab/><text:span text:style-name="T6">d</text:span></text:p>
      <text:list xml:id="list3347844564478" text:continue-numbering="true" text:style-name="L1">
        <text:list-item>
          <text:p text:style-name="P8">Ograniczenia specyfikacji</text:p>
        </text:list-item>
      </text:list>
      <text:p text:style-name="P9"><text:span text:style-name="T6"><text:tab/>d</text:span></text:p>
      <text:h text:style-name="P18" text:outline-level="2">2.2 Analiza problemu, podstawy teoretyczne</text:h>
      <text:p text:style-name="P5"/>
      <text:h text:style-name="P15" text:outline-level="1">3. Specyfikacja zewnętrzna</text:h>
      <text:h text:style-name="P18" text:outline-level="2">3.1 Obsługa programu</text:h>
      <text:p text:style-name="P6"/>
      <text:h text:style-name="P18" text:outline-level="2">3.2 Format danych wejściowych</text:h>
      <text:p text:style-name="P6"/>
      <text:h text:style-name="P19" text:outline-level="2"><text:span text:style-name="T5">3.3 Komunikaty</text:span></text:h>
      <text:p text:style-name="P5"/>
      <text:h text:style-name="P15" text:outline-level="1">4. Specyfikacja wewnętrzna</text:h>
      <text:p text:style-name="P7">Specyfikacja wewnętrzna dotycząca struktur i funkcji wygenerowana za pomocą narzędzia Doxygen została umieszczona na dysku sieciowym.</text:p>
      <text:h text:style-name="P16" text:outline-level="1"><text:soft-page-break/>5. Testowanie</text:h>
      <text:p text:style-name="P6"/>
      <text:h text:style-name="P16" text:outline-level="1">6. Wniosk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officeooo:rsid="0006343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dbac" officeooo:paragraph-rsid="0004dbac"/>
    </style:style>
    <style:style style:name="MP2" style:family="paragraph" style:parent-style-name="Footer">
      <style:text-properties officeooo:rsid="00033513" officeooo:paragraph-rsid="000335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aboratorium Programowania Komputerów<text:tab/><text:tab/>2019</text:p>
      </style:header>
      <style:header-first>
        <text:p text:style-name="Header_20_left"/>
      </style:header-first>
      <style:footer>
        <text:p text:style-name="MP2">kalkulator ONP<text:tab/><text:tab/>Tomasz Sitek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3:18:25.407000000</meta:creation-date>
    <dc:date>2019-06-14T00:33:47.002000000</dc:date>
    <meta:editing-duration>PT3M17S</meta:editing-duration>
    <meta:editing-cycles>2</meta:editing-cycles>
    <meta:generator>LibreOffice/5.4.1.2$Windows_X86_64 LibreOffice_project/ea7cb86e6eeb2bf3a5af73a8f7777ac570321527</meta:generator>
    <meta:document-statistic meta:table-count="0" meta:image-count="0" meta:object-count="0" meta:page-count="4" meta:paragraph-count="24" meta:word-count="133" meta:character-count="1143" meta:non-whitespace-character-count="1033"/>
  </office:meta>
</office:document-meta>
</file>